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Engine.install( ModuleRevisionId mrid , String from , String to , InstallOptions op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InstallEngine.InstallEngine( InstallEngineSettings settings , SearchEngine searchEngine , ResolveEngine resolve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